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, sans-serif"/>
    <style:font-face style:name="Lohit Hindi1" svg:font-family="'Lohit Hindi'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 fo:hyphenation-ladder-count="no-limit"/>
      <style:text-properties officeooo:paragraph-rsid="001c5b4c" fo:hyphenate="true" fo:hyphenation-remain-char-count="2" fo:hyphenation-push-char-count="2"/>
    </style:style>
    <style:style style:name="P2" style:family="paragraph" style:parent-style-name="Text_20_body" style:list-style-name="L1">
      <style:paragraph-properties fo:text-align="justify" style:justify-single-word="false" fo:hyphenation-ladder-count="no-limit"/>
      <style:text-properties officeooo:paragraph-rsid="001ddbf7" fo:hyphenate="true" fo:hyphenation-remain-char-count="2" fo:hyphenation-push-char-count="2"/>
    </style:style>
    <style:style style:name="P3" style:family="paragraph" style:parent-style-name="Text_20_body" style:list-style-name="L1" style:master-page-name="">
      <style:paragraph-properties fo:text-align="justify" style:justify-single-word="false" fo:hyphenation-ladder-count="no-limit" style:page-number="auto"/>
      <style:text-properties officeooo:paragraph-rsid="001c5b4c" fo:hyphenate="true" fo:hyphenation-remain-char-count="2" fo:hyphenation-push-char-count="2"/>
    </style:style>
    <style:style style:name="P4" style:family="paragraph" style:parent-style-name="Heading_20_1">
      <style:text-properties officeooo:paragraph-rsid="001c5b4c"/>
    </style:style>
    <style:style style:name="T1" style:family="text">
      <style:text-properties officeooo:rsid="001c5b4c"/>
    </style:style>
    <style:style style:name="T2" style:family="text">
      <style:text-properties style:font-name="Courier New" officeooo:rsid="001c5b4c"/>
    </style:style>
    <style:style style:name="T3" style:family="text">
      <style:text-properties fo:font-style="italic" officeooo:rsid="001ddbf7" style:font-style-asian="italic" style:font-style-complex="italic"/>
    </style:style>
    <style:style style:name="T4" style:family="text">
      <style:text-properties officeooo:rsid="001ddbf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Есипов Алексей (29.12.2010)</text:span></text:h>
      <text:list xml:id="list2016997557" text:style-name="L1">
        <text:list-item>
          <text:p text:style-name="P3"><text:span text:style-name="T1">Описать запись </text:span><text:span text:style-name="T2">Date</text:span><text:span text:style-name="T1"> с полями целого типа, день, месяц и год. Предусмотреть методы </text:span><text:span text:style-name="T2">Init</text:span><text:span text:style-name="T1"> и </text:span><text:span text:style-name="T2">Print</text:span><text:span text:style-name="T1">. <text:s/>Добавьте в запись метод LeapYear, определяющий является ли год високосным. (Високосным считается год, делящийся на 4, за исключением тех годов, которые делятся на 100 и не делятся на 400.)</text:span></text:p>
        </text:list-item>
        <text:list-item>
          <text:p text:style-name="P1"><text:span text:style-name="T1">Созд</text:span><text:span text:style-name="T4">ать</text:span><text:span text:style-name="T1"> подпрограмму, которая по заданному массиву дат возвращает массив тех из них, которые относятся к високосным годам.</text:span></text:p>
        </text:list-item>
        <text:list-item>
          <text:p text:style-name="P1"><text:span text:style-name="T1">Создат</text:span><text:span text:style-name="T4">ь</text:span><text:span text:style-name="T1"> подпрограмму, которая удаляет из заданного массива дат все более ранние, чем заданная дата. (Используйте параметр заполненность массива.)</text:span></text:p>
        </text:list-item>
        <text:list-item>
          <text:p text:style-name="P2"><text:span text:style-name="T4">Описать процедуру ArrayToMatrCol, формирующую по вещественному массиву </text:span><text:span text:style-name="T3">A</text:span><text:span text:style-name="T4"> заполненности </text:span><text:span text:style-name="T3">K</text:span><text:span text:style-name="T4"> матрицу </text:span><text:span text:style-name="T3">B</text:span><text:span text:style-name="T4"> размера </text:span><text:span text:style-name="T3">M </text:span><text:span text:style-name="T4">× </text:span><text:span text:style-name="T3">N</text:span><text:span text:style-name="T4"> (матрица заполняется элементами массива </text:span><text:span text:style-name="T3">A</text:span><text:span text:style-name="T4"> по столбцам). «Лишние» элементы массива игнорируются; если элементов массива недостаточно, то оставшиеся элементы матрицы полагаются равными 0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, sans-serif"/>
    <style:font-face style:name="Lohit Hindi1" svg:font-family="'Lohit Hindi'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meta:document-statistic meta:table-count="0" meta:image-count="0" meta:object-count="0" meta:page-count="1" meta:paragraph-count="5" meta:word-count="125" meta:character-count="885"/>
    <dc:date>2010-12-29T00:32:56</dc:date>
    <dc:creator>Artem Pelenitsyn</dc:creator>
    <meta:editing-duration>PT00H02M36S</meta:editing-duration>
    <meta:editing-cycles>1</meta:editing-cycles>
    <meta:generator>OpenOffice.org/3.2$Linux OpenOffice.org_project/320m19$Build-9505</meta:generator>
  </office:meta>
</office:document-meta>
</file>